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rsid="006d62ae" officeooo:paragraph-rsid="006d62ae"/>
    </style:style>
    <style:style style:name="P3" style:family="paragraph" style:parent-style-name="Standard">
      <style:text-properties officeooo:paragraph-rsid="0078de64"/>
    </style:style>
    <style:style style:name="P4" style:family="paragraph" style:parent-style-name="Standard">
      <style:paragraph-properties fo:margin-left="0.2917in" fo:margin-right="0in" fo:text-indent="0in" style:auto-text-indent="false"/>
    </style:style>
    <style:style style:name="P5" style:family="paragraph" style:parent-style-name="Standard">
      <style:paragraph-properties fo:margin-left="0.2917in" fo:margin-right="0in" fo:text-indent="0in" style:auto-text-indent="false"/>
      <style:text-properties officeooo:rsid="007447c6" officeooo:paragraph-rsid="007447c6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8efa2"/>
    </style:style>
    <style:style style:name="T9" style:family="text">
      <style:text-properties officeooo:rsid="006afef0"/>
    </style:style>
    <style:style style:name="T10" style:family="text">
      <style:text-properties officeooo:rsid="006d534e"/>
    </style:style>
    <style:style style:name="T11" style:family="text">
      <style:text-properties officeooo:rsid="0077463f"/>
    </style:style>
    <style:style style:name="T12" style:family="text">
      <style:text-properties officeooo:rsid="0078de64"/>
    </style:style>
    <style:style style:name="T13" style:family="text">
      <style:text-properties officeooo:rsid="007a9553"/>
    </style:style>
    <style:style style:name="T14" style:family="text">
      <style:text-properties officeooo:rsid="007afbdf"/>
    </style:style>
    <style:style style:name="T15" style:family="text">
      <style:text-properties officeooo:rsid="007cf90f"/>
    </style:style>
    <style:style style:name="T16" style:family="text">
      <style:text-properties officeooo:rsid="00805a77"/>
    </style:style>
    <style:style style:name="T17" style:family="text">
      <style:text-properties officeooo:rsid="00814a96"/>
    </style:style>
    <style:style style:name="T18" style:family="text">
      <style:text-properties officeooo:rsid="0085f4cc"/>
    </style:style>
    <style:style style:name="T19" style:family="text">
      <style:text-properties officeooo:rsid="008705a0"/>
    </style:style>
    <style:style style:name="T20" style:family="text">
      <style:text-properties officeooo:rsid="00884a22"/>
    </style:style>
    <style:style style:name="T21" style:family="text">
      <style:text-properties officeooo:rsid="0089a070"/>
    </style:style>
    <style:style style:name="T22" style:family="text">
      <style:text-properties officeooo:rsid="008c632d"/>
    </style:style>
    <style:style style:name="T23" style:family="text">
      <style:text-properties officeooo:rsid="00918584"/>
    </style:style>
    <style:style style:name="T24" style:family="text">
      <style:text-properties officeooo:rsid="00934fe9"/>
    </style:style>
    <style:style style:name="T25" style:family="text">
      <style:text-properties officeooo:rsid="00947bb1"/>
    </style:style>
    <style:style style:name="T26" style:family="text">
      <style:text-properties officeooo:rsid="0094f8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3"><text:tab/>Derivative Culture A.ii | Language <text:span text:style-name="T2">(Analogue)→</text:span><text:span text:style-name="T12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4">Tellinese | <text:span text:style-name="T7">Tellinese (</text:span>PIE + Proto-Indo-Aryan (PIA, https://dsal.uchicago.edu/dictionaries/soas/)<text:span text:style-name="T7">)</text:span></text:p>
      <text:p text:style-name="P4"><text:tab/>Tellinese-Jangatet | <text:span text:style-name="T7">dia. Tellinese (</text:span>PIE + PIA<text:span text:style-name="T7">)</text:span></text:p>
      <text:p text:style-name="P4"><text:tab/><text:tab/>Samavaga | <text:span text:style-name="T7">dia. Tellinese (</text:span>PIE + PIA + Sinhala (lacking Elu, Helu dictionary)<text:span text:style-name="T7">)</text:span></text:p>
      <text:p text:style-name="P4"><text:tab/><text:tab/>Haritian | <text:span text:style-name="T7">dia. Tellinese (</text:span>PIA + Domari<text:span text:style-name="T7">)</text:span></text:p>
      <text:p text:style-name="P4"><text:tab/>Narazi | <text:span text:style-name="T7">dia. Tellinese (</text:span>PIE + PIA + Gujarati<text:span text:style-name="T7">)</text:span></text:p>
      <text:p text:style-name="P4">Ghahakan | <text:span text:style-name="T9">Ghahakan</text:span><text:span text:style-name="T7"> (</text:span>PIE + PIA + Punjabi<text:span text:style-name="T7">)</text:span></text:p>
      <text:p text:style-name="P4">Huroman | <text:span text:style-name="T7">dia. Tellinese (</text:span>PIE + PIA + Bangala (lacking Magadhi)<text:span text:style-name="T7">)</text:span></text:p>
      <text:p text:style-name="P4"><text:tab/>Huroman-Nlashikir | <text:span text:style-name="T9">Huroman</text:span><text:span text:style-name="T7"> (</text:span>PIE + PIA+ Bangala + Yoruba<text:span text:style-name="T7">)</text:span></text:p>
      <text:p text:style-name="P4"><text:tab/><text:tab/>Marman | <text:span text:style-name="T9">Huroman</text:span><text:span text:style-name="T7"> (</text:span>PIE + Bangala + Yoruba<text:span text:style-name="T7">)</text:span></text:p>
      <text:p text:style-name="P4"><text:tab/><text:tab/>Omanusian | <text:span text:style-name="T9">Huroman</text:span><text:span text:style-name="T7"> (</text:span>PIE + Bangala + Yoruba<text:span text:style-name="T7">)</text:span></text:p>
      <text:p text:style-name="P4"><text:tab/><text:tab/>Shukunene | <text:span text:style-name="T9">Huroman</text:span><text:span text:style-name="T7"> (</text:span>PIE + Bangala + Yoruba<text:span text:style-name="T7">)</text:span></text:p>
      <text:p text:style-name="P4">Attasek | <text:span text:style-name="T7">dia. Inivatic (</text:span>Tolkien Elvish + PIE<text:span text:style-name="T7">) →</text:span><text:span text:style-name="T13"> Proto-Lunimean </text:span><text:span text:style-name="T14">(Proto Balto-Slavic)</text:span></text:p>
      <text:p text:style-name="P4"><text:tab/><text:span text:style-name="T15">Davakrai | Proto-Lunimean (Proto Balto-Slavic)</text:span></text:p>
      <text:p text:style-name="P4"><text:tab/><text:tab/><text:span text:style-name="T18">Zvir | Zvir (Proto Baltic)</text:span></text:p>
      <text:p text:style-name="P4"><text:tab/><text:tab/><text:tab/><text:span text:style-name="T16">Adasol island</text:span></text:p>
      <text:p text:style-name="P4"><text:tab/><text:tab/><text:tab/><text:span text:style-name="T16">desert </text:span><text:span text:style-name="T18">nomads</text:span></text:p>
      <text:p text:style-name="P4"><text:tab/><text:tab/><text:tab/><text:tab/><text:span text:style-name="T19">bay </text:span><text:span text:style-name="T18">desert river oasis</text:span></text:p>
      <text:p text:style-name="P4"><text:tab/><text:tab/><text:tab/><text:span text:style-name="T16">East humid forests</text:span></text:p>
      <text:p text:style-name="P4"><text:tab/><text:tab/><text:span text:style-name="T20">Piskiye | Pisk (Proto East Slavic)</text:span></text:p>
      <text:p text:style-name="P4"><text:tab/><text:tab/><text:tab/><text:span text:style-name="T16">MOUNTAIN PEOPLE!</text:span></text:p>
      <text:p text:style-name="P4"><text:tab/><text:tab/><text:tab/><text:span text:style-name="T21">Far northerners</text:span></text:p>
      <text:p text:style-name="P4"><text:tab/><text:tab/><text:span text:style-name="T22">Voin | Voinic (Proto West Slavic)</text:span></text:p>
      <text:p text:style-name="P4"><text:tab/><text:tab/><text:span text:style-name="T17">South Ghelond / North West Tepeheo coastal islanders</text:span></text:p>
      <text:p text:style-name="P4"><text:tab/><text:tab/><text:tab/><text:span text:style-name="T17">Southwest Ghelond + Northwest Tepeheo Csa</text:span></text:p>
      <text:p text:style-name="P4"><text:tab/><text:tab/><text:span text:style-name="T23">Yedris </text:span><text:span text:style-name="T24">| Yedral (Proto South Slavic)</text:span></text:p>
      <text:p text:style-name="P4"><text:tab/><text:tab/><text:tab/><text:span text:style-name="T25">Hoditi | dia. Yedral (Proto South Slavic</text:span><text:span text:style-name="T26">)</text:span></text:p>
      <text:p text:style-name="P4"><text:soft-page-break/><text:tab/><text:tab/></text:p>
      <text:p text:style-name="P5">Hiidkeil | Proto-Amarthian (Proto Celtic + Estonian)</text:p>
      <text:p text:style-name="P4"/>
      <text:p text:style-name="P4"><text:tab/><text:span text:style-name="T16">Hiidkeil + Davakrai</text:span></text:p>
      <text:p text:style-name="P4"><text:tab/><text:span text:style-name="T16">Abonkeil</text:span></text:p>
      <text:p text:style-name="P4"/>
      <text:p text:style-name="P4"/>
      <text:p text:style-name="P4"/>
      <text:p text:style-name="P4"/>
      <text:p text:style-name="P4">Raweli (+Ezelani)</text:p>
      <text:p text:style-name="P4">Bhsad</text:p>
      <text:p text:style-name="P4">Prehistoric East Tepeheo (Pikis, Maniyai, Marnos)</text:p>
      <text:p text:style-name="Standard"/>
      <text:p text:style-name="Standard">Nayanzelic | <text:span text:style-name="T8">Nayanzelic (</text:span>Tolkien Elvish + Igbo → Slavic/Baltic variant (Russian, Ukranian, Czech, Servian, Bulgarian), Latvian<text:span text:style-name="T8">)</text:span></text:p>
      <text:p text:style-name="Standard"/>
      <text:p text:style-name="Standard">Connection between Nayanzelic and <text:span text:style-name="T11">Proto-Lunimean</text:span>?</text:p>
      <text:p text:style-name="Standard"/>
      <text:p text:style-name="P1">Perakor Giants | <text:span text:style-name="T10">Emakeel, “Native tongue” (Estonian)</text:span></text:p>
      <text:p text:style-name="P1"/>
      <text:p text:style-name="P2"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5-03T18:17:01.295179801</dc:date>
    <meta:editing-duration>PT21H13M50S</meta:editing-duration>
    <meta:editing-cycles>73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335" meta:character-count="2413" meta:non-whitespace-character-count="2063"/>
  </office:meta>
</office:document-meta>
</file>